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25cm" draw:marker-start-width="0.33cm" draw:marker-end-width="0.33cm" draw:textarea-horizontal-align="center" draw:textarea-vertical-align="middle" fo:padding-top="0.137cm" fo:padding-bottom="0.137cm" fo:padding-left="0.262cm" fo:padding-right="0.262cm" draw:shadow-offset-x="0.305cm" draw:shadow-offset-y="0.305cm"/>
    </style:style>
    <style:style style:name="gr2" style:family="graphic" style:parent-style-name="standard">
      <style:graphic-properties svg:stroke-width="0.025cm" draw:marker-start-width="0.33cm" draw:marker-end-width="0.33cm" draw:fill="solid" draw:fill-color="#e6e6e6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33cm" draw:marker-end-width="0.33cm" draw:fill="solid" draw:fill-color="#999999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Liberation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family="'Liberation Mono'" style:font-family-generic="modern" style:font-pitch="fixed" fo:font-size="12pt" style:font-size-asian="12pt" style:font-size-complex="12pt"/>
    </style:style>
    <style:style style:name="P5" style:family="paragraph"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Liberation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Liberation Mono'" style:font-family-generic="modern" style:font-pitch="fixed" fo:font-size="12pt" style:font-size-asian="12pt" style:font-size-complex="12pt"/>
    </style:style>
    <style:style style:name="T4" style:family="text">
      <style:text-properties style:text-position="sub 58%" fo:font-family="'Liberation Mono'" style:font-family-generic="modern" style:font-pitch="fixed"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7cm" svg:y1="7.35cm" svg:x2="19.38cm" svg:y2="7.35cm">
          <text:p/>
        </draw:line>
        <draw:rect draw:style-name="gr2" draw:text-style-name="P1" draw:layer="layout" svg:width="4.445cm" svg:height="2.54cm" svg:x="9.56cm" svg:y="6.08cm">
          <text:p/>
        </draw:rect>
        <draw:rect draw:style-name="gr3" draw:text-style-name="P1" draw:layer="layout" svg:width="0.635cm" svg:height="0.635cm" svg:x="5.468cm" svg:y="7.033cm">
          <text:p/>
        </draw:rect>
        <draw:line draw:style-name="gr4" draw:text-style-name="P1" draw:layer="layout" svg:x1="2.84cm" svg:y1="7.35cm" svg:x2="11.73cm" svg:y2="7.35cm">
          <text:p/>
        </draw:line>
        <draw:line draw:style-name="gr4" draw:text-style-name="P1" draw:layer="layout" svg:x1="11.726cm" svg:y1="7.35cm" svg:x2="19.304cm" svg:y2="8.517cm">
          <text:p/>
        </draw:line>
        <draw:line draw:style-name="gr5" draw:text-style-name="P1" draw:layer="layout" svg:x1="5.38cm" svg:y1="7.342cm" svg:x2="11.729cm" svg:y2="7.231cm">
          <text:p/>
        </draw:line>
        <draw:line draw:style-name="gr5" draw:text-style-name="P1" draw:layer="layout" svg:x1="5.38cm" svg:y1="7.355cm" svg:x2="11.729cm" svg:y2="7.466cm">
          <text:p/>
        </draw:line>
        <draw:line draw:style-name="gr5" draw:text-style-name="P1" draw:layer="layout" svg:x1="11.726cm" svg:y1="7.465cm" svg:x2="19.197cm" svg:y2="10.184cm">
          <text:p/>
        </draw:line>
        <draw:line draw:style-name="gr5" draw:text-style-name="P1" draw:layer="layout" svg:x1="11.725cm" svg:y1="7.23cm" svg:x2="19.232cm" svg:y2="9.669cm">
          <text:p/>
        </draw:line>
        <draw:frame draw:style-name="gr6" draw:text-style-name="P2" draw:layer="layout" svg:width="2.06cm" svg:height="0.725cm" svg:x="4.755cm" svg:y="7.685cm">
          <draw:text-box>
            <text:p><text:span text:style-name="T1">мишень</text:span></text:p>
          </draw:text-box>
        </draw:frame>
        <draw:frame draw:style-name="gr6" draw:text-style-name="P2" draw:layer="layout" svg:width="1.586cm" svg:height="0.725cm" svg:x="2.75cm" svg:y="6.625cm">
          <draw:text-box>
            <text:p><text:span text:style-name="T1">пучок</text:span></text:p>
          </draw:text-box>
        </draw:frame>
        <draw:frame draw:style-name="gr6" draw:text-style-name="P2" draw:layer="layout" svg:width="2.441cm" svg:height="0.725cm" svg:x="10.562cm" svg:y="8.65cm">
          <draw:text-box>
            <text:p><text:span text:style-name="T1">м а г н и т</text:span></text:p>
          </draw:text-box>
        </draw:frame>
        <draw:frame draw:style-name="gr6" draw:text-style-name="P3" draw:layer="layout" svg:width="0.756cm" svg:height="0.729cm" svg:x="19.291cm" svg:y="8.206cm">
          <draw:text-box>
            <text:p><text:span text:style-name="T2">d</text:span></text:p>
          </draw:text-box>
        </draw:frame>
        <draw:frame draw:style-name="gr6" draw:text-style-name="P4" draw:layer="layout" svg:width="0.904cm" svg:height="0.852cm" svg:x="19.304cm" svg:y="10.094cm">
          <draw:text-box>
            <text:p><text:span text:style-name="T3">p</text:span><text:span text:style-name="T4">2</text:span></text:p>
          </draw:text-box>
        </draw:frame>
        <draw:frame draw:style-name="gr6" draw:text-style-name="P4" draw:layer="layout" svg:width="0.904cm" svg:height="0.852cm" svg:x="19.304cm" svg:y="9.394cm">
          <draw:text-box>
            <text:p><text:span text:style-name="T3">p</text:span><text:span text:style-name="T4">1</text:span></text:p>
          </draw:text-box>
        </draw:frame>
        <draw:line draw:style-name="gr7" draw:text-style-name="P5" draw:layer="layout" svg:x1="3.405cm" svg:y1="7.35cm" svg:x2="4.675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n Musinsky</meta:initial-creator>
    <meta:creation-date>2009-10-26T14:28:25</meta:creation-date>
    <dc:date>2010-04-02T17:10:17</dc:date>
    <dc:creator>Jan Musinsky</dc:creator>
    <meta:editing-duration>PT00H53M46S</meta:editing-duration>
    <meta:editing-cycles>18</meta:editing-cycles>
    <meta:generator>OpenOffice.org/3.2$Linux OpenOffice.org_project/320m12$Build-9483</meta:generator>
    <meta:document-statistic meta:object-count="16"/>
  </office:meta>
</office:document-meta>
</file>